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Default" style:master-page-name="MP0" style:family="paragraph">
      <style:paragraph-properties fo:break-before="page" fo:margin-bottom="0.034in"/>
      <style:text-properties fo:font-size="11pt" style:font-size-asian="11pt" style:font-size-complex="11pt"/>
    </style:style>
    <style:style style:name="P2" style:parent-style-name="Default" style:list-style-name="LFO1" style:family="paragraph">
      <style:paragraph-properties fo:margin-bottom="0.034in"/>
      <style:text-properties fo:font-size="11pt" style:font-size-asian="11pt" style:font-size-complex="11pt"/>
    </style:style>
    <style:style style:name="P3" style:parent-style-name="Default" style:list-style-name="LFO1" style:family="paragraph">
      <style:paragraph-properties fo:margin-bottom="0.034in"/>
      <style:text-properties fo:font-size="11pt" style:font-size-asian="11pt" style:font-size-complex="11pt"/>
    </style:style>
    <style:style style:name="P4" style:parent-style-name="Default" style:list-style-name="LFO1" style:family="paragraph">
      <style:text-properties fo:font-size="11pt" style:font-size-asian="11pt" style:font-size-complex="11pt"/>
    </style:style>
  </office:automatic-styles>
  <office:body>
    <office:text text:use-soft-page-breaks="true">
      <text:p text:style-name="P1">The steps required<text:s/>to deliver from design to build:</text:p>
      <text:list text:style-name="LFO1" text:continue-numbering="true">
        <text:list-item>
          <text:p text:style-name="P2">The key technologies required<text:s/></text:p>
        </text:list-item>
        <text:list-item>
          <text:p text:style-name="P3">An initial estimate of the effort to deliver<text:s/></text:p>
        </text:list-item>
        <text:list-item>
          <text:p text:style-name="P4">The approach you would use to scope this and<text:s/>start to undertake this work<text:s/></text:p>
        </text:list-item>
      </text:list>
      <text:p text:style-name="Normal"><text:line-break/><text:line-break/>We do not expect you to conduct a full analysis of available technology. We are looking for you to conduct the initial investigation, explain your thought process and initial findings and suggest the next steps you would take if this was a full assignment. You can structure your response however you wish. We would recommend you touch on each of the 4 points in the introduction.<text:line-break/><text:line-break/>Research<text:line-break/><text:a xlink:href="http://tamc.github.io/Sankey/" office:target-frame-name="_top" xlink:show="replace"><text:span text:style-name="Hyperlink">http://tamc.github.io/Sankey/</text:span></text: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complex="Calibri" fo:color="#000000" fo:font-size="12pt" style:font-size-asian="12pt" style:font-size-complex="12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2.0402in" style:print-orientation="portrait" fo:margin-top="0.675in" fo:margin-left="0.5805in" fo:margin-bottom="0in" fo:margin-right="0.4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eo Gilardoni</meta:initial-creator>
    <dc:creator>Matteo Gilardoni</dc:creator>
    <meta:creation-date>2015-01-21T17:18:00Z</meta:creation-date>
    <dc:date>2015-01-21T22:29:00Z</dc:date>
    <meta:template xlink:href="Normal.dotm" xlink:type="simple"/>
    <meta:editing-cycles>5</meta:editing-cycles>
    <meta:editing-duration>PT1440S</meta:editing-duration>
    <meta:document-statistic meta:page-count="1" meta:paragraph-count="1" meta:word-count="100" meta:character-count="673" meta:row-count="4" meta:non-whitespace-character-count="574"/>
  </office:meta>
</office:document-meta>
</file>